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ab441" officeooo:paragraph-rsid="00145743"/>
    </style:style>
    <style:style style:name="P2" style:family="paragraph" style:parent-style-name="Text_20_body">
      <style:text-properties officeooo:paragraph-rsid="000ab441"/>
    </style:style>
    <style:style style:name="P3" style:family="paragraph" style:parent-style-name="Text_20_body">
      <style:text-properties officeooo:rsid="000b777c" officeooo:paragraph-rsid="000b777c"/>
    </style:style>
    <style:style style:name="P4" style:family="paragraph" style:parent-style-name="Text_20_body">
      <style:text-properties officeooo:rsid="000b777c" officeooo:paragraph-rsid="00145743"/>
    </style:style>
    <style:style style:name="P5" style:family="paragraph" style:parent-style-name="Text_20_body">
      <style:text-properties officeooo:paragraph-rsid="000b777c"/>
    </style:style>
    <style:style style:name="P6" style:family="paragraph" style:parent-style-name="Text_20_body">
      <style:text-properties officeooo:rsid="000bcdac" officeooo:paragraph-rsid="000bcdac"/>
    </style:style>
    <style:style style:name="P7" style:family="paragraph" style:parent-style-name="Text_20_body">
      <style:text-properties officeooo:rsid="00108603" officeooo:paragraph-rsid="00108603"/>
    </style:style>
    <style:style style:name="P8" style:family="paragraph" style:parent-style-name="Text_20_body">
      <style:text-properties officeooo:paragraph-rsid="00108603"/>
    </style:style>
    <style:style style:name="P9" style:family="paragraph" style:parent-style-name="Text_20_body">
      <style:text-properties officeooo:rsid="00173ea3"/>
    </style:style>
    <style:style style:name="P10" style:family="paragraph" style:parent-style-name="Text_20_body">
      <style:text-properties officeooo:rsid="00173ea3" officeooo:paragraph-rsid="00173ea3"/>
    </style:style>
    <style:style style:name="P11" style:family="paragraph" style:parent-style-name="Text_20_body">
      <style:text-properties officeooo:rsid="00183d04" officeooo:paragraph-rsid="00183d04"/>
    </style:style>
    <style:style style:name="P12" style:family="paragraph" style:parent-style-name="Text_20_body">
      <style:text-properties officeooo:rsid="00183d04" officeooo:paragraph-rsid="001eb469"/>
    </style:style>
    <style:style style:name="P13" style:family="paragraph" style:parent-style-name="Text_20_body">
      <style:text-properties officeooo:rsid="00183d04" officeooo:paragraph-rsid="00260f8a"/>
    </style:style>
    <style:style style:name="P14" style:family="paragraph" style:parent-style-name="Text_20_body">
      <style:text-properties officeooo:rsid="0018f877" officeooo:paragraph-rsid="0018f877"/>
    </style:style>
    <style:style style:name="P15" style:family="paragraph" style:parent-style-name="Text_20_body">
      <style:text-properties officeooo:rsid="0019a286" officeooo:paragraph-rsid="0019a286"/>
    </style:style>
    <style:style style:name="P16" style:family="paragraph" style:parent-style-name="Text_20_body">
      <style:text-properties officeooo:rsid="00202e89" officeooo:paragraph-rsid="00202e89"/>
    </style:style>
    <style:style style:name="P17" style:family="paragraph" style:parent-style-name="Text_20_body">
      <style:text-properties officeooo:rsid="0023e3fa" officeooo:paragraph-rsid="0023e3fa"/>
    </style:style>
    <style:style style:name="P18" style:family="paragraph" style:parent-style-name="Standard">
      <style:text-properties style:text-line-through-style="solid" style:text-line-through-type="single"/>
    </style:style>
    <style:style style:name="P19" style:family="paragraph" style:parent-style-name="Standard">
      <style:paragraph-properties fo:text-align="start" style:justify-single-word="false"/>
      <style:text-properties officeooo:rsid="000ab441" officeooo:paragraph-rsid="000ab441"/>
    </style:style>
    <style:style style:name="P20" style:family="paragraph" style:parent-style-name="Standard">
      <style:paragraph-properties fo:text-align="start" style:justify-single-word="false"/>
      <style:text-properties officeooo:rsid="002952fa" officeooo:paragraph-rsid="002952fa"/>
    </style:style>
    <style:style style:name="P21" style:family="paragraph" style:parent-style-name="Text_20_body" style:list-style-name="">
      <style:text-properties officeooo:rsid="00183d04" officeooo:paragraph-rsid="001eb469"/>
    </style:style>
    <style:style style:name="P22" style:family="paragraph" style:parent-style-name="Text_20_body">
      <style:text-properties style:text-line-through-style="solid" style:text-line-through-type="single" officeooo:rsid="000b6862" officeooo:paragraph-rsid="000b6862"/>
    </style:style>
    <style:style style:name="P23" style:family="paragraph" style:parent-style-name="Text_20_body">
      <style:text-properties style:text-line-through-style="solid" style:text-line-through-type="single" officeooo:paragraph-rsid="000ab441"/>
    </style:style>
    <style:style style:name="P24" style:family="paragraph" style:parent-style-name="Heading_20_1">
      <style:text-properties officeooo:paragraph-rsid="0016d797"/>
    </style:style>
    <style:style style:name="P25" style:family="paragraph" style:parent-style-name="Heading_20_2">
      <style:text-properties officeooo:rsid="00183d04" officeooo:paragraph-rsid="00183d04"/>
    </style:style>
    <style:style style:name="P26" style:family="paragraph" style:parent-style-name="Heading_20_2">
      <style:text-properties style:text-line-through-style="solid" style:text-line-through-type="single" officeooo:rsid="000ab441" officeooo:paragraph-rsid="000ab441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2">
      <style:paragraph-properties fo:break-before="page"/>
      <style:text-properties officeooo:rsid="000b777c" officeooo:paragraph-rsid="000b777c"/>
    </style:style>
    <style:style style:name="P29" style:family="paragraph" style:parent-style-name="Heading_20_3">
      <style:text-properties officeooo:paragraph-rsid="00260f8a"/>
    </style:style>
    <style:style style:name="P30" style:family="paragraph" style:parent-style-name="Heading_20_3">
      <style:text-properties officeooo:rsid="000b777c" officeooo:paragraph-rsid="000b777c"/>
    </style:style>
    <style:style style:name="P31" style:family="paragraph" style:parent-style-name="Heading_20_3">
      <style:text-properties officeooo:paragraph-rsid="000b777c"/>
    </style:style>
    <style:style style:name="P32" style:family="paragraph" style:parent-style-name="Heading_20_3">
      <style:text-properties officeooo:rsid="00108603" officeooo:paragraph-rsid="00108603"/>
    </style:style>
    <style:style style:name="P33" style:family="paragraph" style:parent-style-name="Heading_20_3">
      <style:text-properties officeooo:paragraph-rsid="00250fd2"/>
    </style:style>
    <style:style style:name="P34" style:family="paragraph" style:parent-style-name="Heading_20_3">
      <style:text-properties officeooo:rsid="00202e89" officeooo:paragraph-rsid="00202e89"/>
    </style:style>
    <style:style style:name="T1" style:family="text">
      <style:text-properties officeooo:rsid="000ab441"/>
    </style:style>
    <style:style style:name="T2" style:family="text">
      <style:text-properties officeooo:rsid="000b777c"/>
    </style:style>
    <style:style style:name="T3" style:family="text">
      <style:text-properties officeooo:rsid="00108603"/>
    </style:style>
    <style:style style:name="T4" style:family="text">
      <style:text-properties officeooo:rsid="00128235"/>
    </style:style>
    <style:style style:name="T5" style:family="text">
      <style:text-properties officeooo:rsid="0012b93c"/>
    </style:style>
    <style:style style:name="T6" style:family="text">
      <style:text-properties officeooo:rsid="00173ea3"/>
    </style:style>
    <style:style style:name="T7" style:family="text">
      <style:text-properties officeooo:rsid="001eb469"/>
    </style:style>
    <style:style style:name="T8" style:family="text">
      <style:text-properties officeooo:rsid="0023196b"/>
    </style:style>
    <style:style style:name="T9" style:family="text">
      <style:text-properties officeooo:rsid="00250fd2"/>
    </style:style>
    <style:style style:name="T10" style:family="text">
      <style:text-properties officeooo:rsid="00260f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Pages <text:span text:style-name="T5">(employee/admin)</text:span></text:h>
      <text:p text:style-name="P19"/>
      <text:p text:style-name="P20">//implement later</text:p>
      <text:h text:style-name="P26" text:outline-level="2">Login</text:h>
      <text:p text:style-name="P22">Form:</text:p>
      <text:p text:style-name="P23">- <text:span text:style-name="T1">Username</text:span></text:p>
      <text:p text:style-name="P23">- <text:span text:style-name="T1">Password</text:span></text:p>
      <text:p text:style-name="P18"/>
      <text:h text:style-name="P26" text:outline-level="2">Lost password</text:h>
      <text:p text:style-name="P22">Form:</text:p>
      <text:p text:style-name="P23">- <text:span text:style-name="T1">Email</text:span></text:p>
      <text:p text:style-name="P2"/>
      <text:p text:style-name="P2"/>
      <text:h text:style-name="P29" text:outline-level="3">Edit Employee</text:h>
      <text:p text:style-name="P13">Form (preset)</text:p>
      <text:p text:style-name="P13">- Employee</text:p>
      <text:p text:style-name="P13">- <text:span text:style-name="T10">Change Password</text:span></text:p>
      <text:p text:style-name="P1"/>
      <text:p text:style-name="P4"/>
      <text:h text:style-name="P28" text:outline-level="2">Create order <text:span text:style-name="T5">(employee/admin)</text:span></text:h>
      <text:p text:style-name="P5"/>
      <text:h text:style-name="P30" text:outline-level="3">Create customer</text:h>
      <text:p text:style-name="P3">Form:</text:p>
      <text:p text:style-name="P5">- <text:span text:style-name="T2">Name</text:span></text:p>
      <text:p text:style-name="P5">- <text:span text:style-name="T2">Email</text:span></text:p>
      <text:p text:style-name="P3">- Address</text:p>
      <text:h text:style-name="Heading_20_3" text:outline-level="3">Customer Data</text:h>
      <text:p text:style-name="P3">Show:</text:p>
      <text:p text:style-name="P3">- Name</text:p>
      <text:p text:style-name="P3">- Email</text:p>
      <text:p text:style-name="P3">- Address</text:p>
      <text:p text:style-name="P3">- Orders</text:p>
      <text:h text:style-name="P31" text:outline-level="3">New Order</text:h>
      <text:p text:style-name="P3">Form:</text:p>
      <text:p text:style-name="P3">- Date</text:p>
      <text:p text:style-name="P3">- List &lt;Task&gt;</text:p>
      <text:p text:style-name="P3"/>
      <text:h text:style-name="Heading_20_3" text:outline-level="3">Create/<text:span text:style-name="T8">Select</text:span> Task</text:h>
      <text:p text:style-name="P6">Form:</text:p>
      <text:p text:style-name="P6">- Name</text:p>
      <text:p text:style-name="P6">- Description</text:p>
      <text:p text:style-name="P6">- Price</text:p>
      <text:p text:style-name="P17">- Time</text:p>
      <text:h text:style-name="P27" text:outline-level="2">Tasks</text:h>
      <text:p text:style-name="Text_20_body"/>
      <text:h text:style-name="P32" text:outline-level="3">Assign/Edit Task (admin)</text:h>
      <text:p text:style-name="P8">- <text:span text:style-name="T3">Employees List (multi select)</text:span></text:p>
      <text:p text:style-name="P8">- <text:span text:style-name="T3">Task List</text:span></text:p>
      <text:h text:style-name="Heading_20_3" text:outline-level="3">Show Tasks/Set status <text:span text:style-name="T4">(employee)</text:span></text:h>
      <text:p text:style-name="P8">- <text:span text:style-name="T3">List Tasks</text:span></text:p>
      <text:p text:style-name="P7">- Set status (select)</text:p>
      <text:p text:style-name="P7"/>
      <text:p text:style-name="P7"/>
      <text:h text:style-name="P25" text:outline-level="2">Editing (admin)</text:h>
      <text:p text:style-name="Text_20_body"/>
      <text:h text:style-name="Heading_20_3" text:outline-level="3">Edit Orders </text:h>
      <text:p text:style-name="P10">Form (preset)</text:p>
      <text:p text:style-name="Text_20_body">- <text:span text:style-name="T6">Order</text:span></text:p>
      <text:p text:style-name="Text_20_body"/>
      <text:h text:style-name="Heading_20_3" text:outline-level="3">Edit Customer</text:h>
      <text:p text:style-name="P9">Form (preset)</text:p>
      <text:p text:style-name="Text_20_body">- <text:span text:style-name="T6">Customer</text:span></text:p>
      <text:h text:style-name="P33" text:outline-level="3"/>
      <text:h text:style-name="P33" text:outline-level="3">Edit <text:span text:style-name="T7">Company</text:span></text:h>
      <text:p text:style-name="P12">Form (preset)</text:p>
      <text:h text:style-name="P21" text:outline-level="2">- <text:span text:style-name="T7">Company</text:span></text:h>
      <text:h text:style-name="Heading_20_2" text:outline-level="2"><text:soft-page-break/><text:span text:style-name="T9">I</text:span>nvoice</text:h>
      <text:p text:style-name="Text_20_body"/>
      <text:h text:style-name="P34" text:outline-level="3">Create Invoice</text:h>
      <text:p text:style-name="P16">Form : </text:p>
      <text:p text:style-name="P16">- Order (select)</text:p>
      <text:p text:style-name="P16">Show:</text:p>
      <text:p text:style-name="P16">- Invoice (print/email)</text:p>
      <text:p text:style-name="P16"/>
      <text:h text:style-name="Heading_20_3" text:outline-level="3">Show Invoices</text:h>
      <text:p text:style-name="P16">- Invoice List</text:p>
      <text:h text:style-name="P27" text:outline-level="2">Statistics</text:h>
      <text:p text:style-name="P11"/>
      <text:h text:style-name="Heading_20_3" text:outline-level="3">Show Orders</text:h>
      <text:p text:style-name="P14">Filters:</text:p>
      <text:p text:style-name="P14">- From – To (select)</text:p>
      <text:p text:style-name="P14">- Status</text:p>
      <text:p text:style-name="P14">Show:</text:p>
      <text:p text:style-name="P14">- Order List</text:p>
      <text:p text:style-name="P14"/>
      <text:h text:style-name="Heading_20_3" text:outline-level="3">Show Tasks</text:h>
      <text:p text:style-name="P15">Filters:</text:p>
      <text:p text:style-name="P15">- From – To (select)</text:p>
      <text:p text:style-name="P15">- Employee</text:p>
      <text:p text:style-name="P15">- Status</text:p>
      <text:p text:style-name="P15">Show:</text:p>
      <text:p text:style-name="P15">- Task List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0b777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0:10:07.937834559</meta:creation-date>
    <dc:date>2016-03-30T21:41:20.053921210</dc:date>
    <meta:editing-duration>PT3H1M36S</meta:editing-duration>
    <meta:editing-cycles>26</meta:editing-cycles>
    <meta:generator>LibreOffice/5.1.1.3$Linux_X86_64 LibreOffice_project/10m0$Build-3</meta:generator>
    <meta:document-statistic meta:table-count="0" meta:image-count="0" meta:object-count="0" meta:page-count="5" meta:paragraph-count="74" meta:word-count="155" meta:character-count="852" meta:non-whitespace-character-count="767"/>
  </office:meta>
</office:document-meta>
</file>